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/>
  <office:body>
    <office:text>
      <office:forms form:automatic-focus="false" form:apply-design-mode="false"/>
      <text:tracked-changes>
        <text:changed-region text:id="ct100617944">
          <text:insertion>
            <office:change-info>
              <dc:creator>Gaetan Delannay</dc:creator>
              <dc:date>2006-10-24T07:1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p text:style-name="Text_20_body"><office:annotation><dc:creator>GDE</dc:creator><dc:date>2006-10-23T00:00:00</dc:date><text:p>do text for elem in list1</text:p></office:annotation>Standard <text:change-start text:change-id="ct100617944"/>elem<text:change-end text:change-id="ct100617944"/></text:p>
      <text:h text:style-name="Heading_20_1" text:outline-level="1">Last title</text:h>
      <text:p text:style-name="Text_20_body">Last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Gaetan Delannay</meta:initial-creator>
    <meta:creation-date>2006-10-19T09:20:48</meta:creation-date>
    <dc:creator>Gaetan Delannay</dc:creator>
    <dc:date>2006-10-24T07:15:08</dc:date>
    <dc:language>fr-BE</dc:language>
    <meta:editing-cycles>7</meta:editing-cycles>
    <meta:editing-duration>PT6M5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" meta:word-count="5" meta:character-count="29"/>
  </office:meta>
</office:document-meta>
</file>